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340b4" officeooo:paragraph-rsid="001340b4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2422" officeooo:paragraph-rsid="00152422"/>
    </style:style>
    <style:style style:name="P4" style:family="paragraph" style:parent-style-name="Table_20_Contents">
      <style:paragraph-properties fo:text-align="center" style:justify-single-word="false"/>
      <style:text-properties officeooo:rsid="00159aad" officeooo:paragraph-rsid="00159aad"/>
    </style:style>
    <style:style style:name="P5" style:family="paragraph" style:parent-style-name="Table_20_Contents">
      <style:paragraph-properties fo:text-align="center" style:justify-single-word="false"/>
      <style:text-properties officeooo:rsid="00178796" officeooo:paragraph-rsid="00178796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officeooo:rsid="001340b4" officeooo:paragraph-rsid="001340b4"/>
    </style:style>
    <style:style style:name="P7" style:family="paragraph" style:parent-style-name="Table_20_Contents">
      <style:paragraph-properties fo:text-align="center" style:justify-single-word="false"/>
      <style:text-properties officeooo:rsid="0018c202" officeooo:paragraph-rsid="0018c202"/>
    </style:style>
    <style:style style:name="T1" style:family="text">
      <style:text-properties officeooo:rsid="0017879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Palabra reservada</text:p>
          </table:table-cell>
          <table:table-cell table:style-name="Tabla1.B1" office:value-type="string">
            <text:p text:style-name="P1">Token name</text:p>
          </table:table-cell>
        </table:table-row>
        <table:table-row>
          <table:table-cell table:style-name="Tabla1.A2" office:value-type="string">
            <text:p text:style-name="P1">with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end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var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int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bool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char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array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of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<text:span text:style-name="T1">t</text:span>rue</text:p>
          </table:table-cell>
          <table:table-cell table:style-name="Tabla1.B2" office:value-type="string">
            <text:p text:style-name="P1">TkTrue</text:p>
          </table:table-cell>
        </table:table-row>
        <table:table-row>
          <table:table-cell table:style-name="Tabla1.A2" office:value-type="string">
            <text:p text:style-name="P6"><text:span text:style-name="T1">f</text:span>alse</text:p>
          </table:table-cell>
          <table:table-cell table:style-name="Tabla1.B2" office:value-type="string">
            <text:p text:style-name="P1">TkFalse</text:p>
          </table:table-cell>
        </table:table-row>
        <table:table-row>
          <table:table-cell table:style-name="Tabla1.A2" office:value-type="string">
            <text:p text:style-name="P3">if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otherwise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while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for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from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to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step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4">read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4">print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5">not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7">begin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41:27.510049248</meta:creation-date>
    <dc:date>2018-05-14T11:04:38.843203841</dc:date>
    <meta:editing-duration>P1DT9H51M5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27" meta:character-count="123" meta:non-whitespace-character-count="121"/>
  </office:meta>
</office:document-meta>
</file>